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6cm" fo:min-width="2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2.5cm" svg:y="-5cm"/>
          <draw:glue-point draw:id="6" svg:x="0cm" svg:y="-5cm"/>
          <draw:glue-point draw:id="7" svg:x="2.5cm" svg:y="-5cm"/>
          <draw:glue-point draw:id="8" svg:x="5cm" svg:y="-5cm"/>
          <draw:glue-point draw:id="9" svg:x="-5cm" svg:y="-3cm"/>
          <draw:glue-point draw:id="10" svg:x="-5cm" svg:y="-1cm"/>
          <draw:glue-point draw:id="11" svg:x="-5cm" svg:y="1cm"/>
          <draw:glue-point draw:id="12" svg:x="-5cm" svg:y="3cm"/>
          <draw:glue-point draw:id="13" svg:x="5cm" svg:y="-3cm"/>
          <draw:glue-point draw:id="14" svg:x="5cm" svg:y="-1cm"/>
          <draw:glue-point draw:id="15" svg:x="5cm" svg:y="1cm"/>
          <draw:glue-point draw:id="16" svg:x="5cm" svg:y="3cm"/>
          <draw:glue-point draw:id="17" svg:x="-2.5cm" svg:y="4cm"/>
          <draw:glue-point draw:id="18" svg:x="0cm" svg:y="5cm"/>
          <draw:glue-point draw:id="19" svg:x="2.5cm" svg:y="4cm"/>
          <draw:glue-point draw:id="20" svg:x="0cm" svg:y="0cm"/>
          <draw:polygon draw:style-name="gr1" draw:layer="layout" svg:width="2cm" svg:height="2cm" svg:x="0cm" svg:y="0cm" svg:viewBox="0 0 2001 2001" draw:points="0,0 2001,0 2001,1600 1000,2001 0,1600">
            <text:p/>
          </draw:polygon>
          <draw:frame draw:style-name="gr2" draw:layer="layout" svg:width="2cm" svg:height="1.6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Off Page Connector</dc:title>
    <meta:creation-date>2011-02-07T17:14:24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